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2bfa" officeooo:paragraph-rsid="000c2bfa"/>
    </style:style>
    <style:style style:name="P2" style:family="paragraph" style:parent-style-name="Standard">
      <style:text-properties fo:language="fr" fo:country="FR" officeooo:rsid="000c2bfa" officeooo:paragraph-rsid="000e1f32"/>
    </style:style>
    <style:style style:name="P3" style:family="paragraph" style:parent-style-name="Standard">
      <style:text-properties fo:language="fr" fo:country="FR" officeooo:rsid="000e1f32" officeooo:paragraph-rsid="000e1f32"/>
    </style:style>
    <style:style style:name="P4" style:family="paragraph" style:parent-style-name="Standard">
      <style:text-properties fo:language="fr" fo:country="FR" officeooo:rsid="000e1f32" officeooo:paragraph-rsid="000fc507"/>
    </style:style>
    <style:style style:name="P5" style:family="paragraph" style:parent-style-name="Standard">
      <style:text-properties fo:language="fr" fo:country="FR" fo:font-weight="bold" officeooo:rsid="000c2bfa" officeooo:paragraph-rsid="000c2bfa" style:font-weight-asian="bold" style:font-weight-complex="bold"/>
    </style:style>
    <style:style style:name="P6" style:family="paragraph" style:parent-style-name="Standard">
      <style:text-properties fo:language="fr" fo:country="FR" fo:font-weight="bold" officeooo:rsid="000c2bfa" officeooo:paragraph-rsid="000e1f32" style:font-weight-asian="bold" style:font-weight-complex="bold"/>
    </style:style>
    <style:style style:name="P7" style:family="paragraph" style:parent-style-name="Standard">
      <style:text-properties fo:language="fr" fo:country="FR" fo:font-weight="bold" officeooo:rsid="000e1f32" officeooo:paragraph-rsid="000e1f32" style:font-weight-asian="bold" style:font-weight-complex="bold"/>
    </style:style>
    <style:style style:name="P8" style:family="paragraph" style:parent-style-name="Standard">
      <style:text-properties fo:language="fr" fo:country="FR" officeooo:rsid="000fc507" officeooo:paragraph-rsid="000fc507"/>
    </style:style>
    <style:style style:name="P9" style:family="paragraph" style:parent-style-name="Standard">
      <style:text-properties fo:language="fr" fo:country="FR" officeooo:rsid="000fed02" officeooo:paragraph-rsid="000fed02"/>
    </style:style>
    <style:style style:name="P10" style:family="paragraph" style:parent-style-name="Standard">
      <style:text-properties fo:language="fr" fo:country="FR" officeooo:rsid="001072ac" officeooo:paragraph-rsid="001072ac"/>
    </style:style>
    <style:style style:name="P11" style:family="paragraph" style:parent-style-name="Standard">
      <style:text-properties fo:language="fr" fo:country="FR" officeooo:rsid="001072ac" officeooo:paragraph-rsid="00120235"/>
    </style:style>
    <style:style style:name="P12" style:family="paragraph" style:parent-style-name="Standard">
      <style:text-properties fo:language="fr" fo:country="FR" fo:font-weight="normal" officeooo:rsid="000c2bfa" officeooo:paragraph-rsid="000c2bfa" style:font-weight-asian="normal" style:font-weight-complex="normal"/>
    </style:style>
    <style:style style:name="P13" style:family="paragraph" style:parent-style-name="Standard">
      <style:text-properties fo:language="fr" fo:country="FR" fo:font-weight="normal" officeooo:rsid="001072ac" officeooo:paragraph-rsid="001072a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c507"/>
    </style:style>
    <style:style style:name="T3" style:family="text">
      <style:text-properties officeooo:rsid="001202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in(stopCondition)</text:p>
      <text:p text:style-name="P3">maître du jeux</text:p>
      <text:p text:style-name="P1"/>
      <text:p text:style-name="P5">Civilization(self, loop, start, name, pos)</text:p>
      <text:p text:style-name="P3">classe interface entre le jeux et les fonctions passer en paramètre</text:p>
      <text:p text:style-name="P3">loop : fonction principale appeler par le maître du jeux a chaque tours</text:p>
      <text:p text:style-name="P3">start : fonction appeler une fois au tout début du jeux (aucune action n'y est possible)</text:p>
      <text:p text:style-name="P4">name : nom de <text:span text:style-name="T2">la civilisation</text:span> (chaîne de caractères)</text:p>
      <text:p text:style-name="P3">pos : position du townHall de la civilisation (défini par le maître du jeux)</text:p>
      <text:p text:style-name="P1"/>
      <text:p text:style-name="P5">isKnown(self, pos) #TODO #USED getTeam</text:p>
      <text:p text:style-name="P8">permet de savoir si la position est dans le champ de vision de la civilisation</text:p>
      <text:p text:style-name="P9">retourne True ou False</text:p>
      <text:p text:style-name="P1"/>
      <text:p text:style-name="P5">goReach(self, who, where) #TODO #?</text:p>
      <text:p text:style-name="P5">goAttack(self, who, what) #TODO #? #SEE #USE isKnown</text:p>
      <text:p text:style-name="P10">permet de déplacer plusieurs entités</text:p>
      <text:p text:style-name="P10">who : liste d'entités</text:p>
      <text:p text:style-name="P10">where : coord</text:p>
      <text:p text:style-name="P10">what : liste de bâtiment ou d'unités [ennemis] (chaque élément est analyser via isKnow, les élément inconnu de la <text:span text:style-name="T2">civilisation </text:span>sont retire de la liste ; retourne False si aucun élément n'est connu)</text:p>
      <text:p text:style-name="P1"/>
      <text:p text:style-name="P5">getTownHall(self)</text:p>
      <text:p text:style-name="P5">getTeamTownHall(self, team) #SEE #USE isKnown</text:p>
      <text:p text:style-name="P10">retourne un pointeur sur le bâtiment rechercher</text:p>
      <text:p text:style-name="P10">team : ID de la <text:span text:style-name="T2">civilisation </text:span>visée ; utilise isKnown : retourne False si le bâtiment n'est pas connu</text:p>
      <text:p text:style-name="P1"/>
      <text:p text:style-name="P5">setLoop(self, loop) #SEE</text:p>
      <text:p text:style-name="P10">modifier la fonction principale ; utilisable a tout moment</text:p>
      <text:p text:style-name="P1"/>
      <text:p text:style-name="P5">upgEntity(self, who, where) #USE pay</text:p>
      <text:p text:style-name="P13">modifier l'entité</text:p>
      <text:p text:style-name="P13">who : entité visée</text:p>
      <text:p text:style-name="P13">where : bâtiment de spécialisation</text:p>
      <text:p text:style-name="P13"/>
      <text:p text:style-name="P1"><text:span text:style-name="T1">newEntity(self) #USE pay</text:span></text:p>
      <text:p text:style-name="P10">créé une nouvelle entité, simple villageois, retourne un pointeur sur l'entité si les ressources sont suffisantes sinon retourne False</text:p>
      <text:p text:style-name="P1"/>
      <text:p text:style-name="P5">getLastEntity(self)</text:p>
      <text:p text:style-name="P11">retourne un pointeur sur l<text:span text:style-name="T3">a dernière </text:span>entité <text:span text:style-name="T3">crée, renvois False si elle est mort</text:span></text:p>
      <text:p text:style-name="P1"/>
      <text:p text:style-name="P5">getRandomEntity(self, kindOf)</text:p>
      <text:p text:style-name="P1"><text:span text:style-name="T1">getNearestEntity(self, position, kindOf) #TODO</text:span></text:p>
      <text:p text:style-name="P1"/>
      <text:p text:style-name="P5">getTeamRandomEntity(self, kindOf, team) #USE isKnown</text:p>
      <text:p text:style-name="P5">getTeamNearestEntity(self, position, kindOf, team) #TODO #SEE #USE isKnown</text:p>
      <text:p text:style-name="P1"/>
      <text:p text:style-name="P1"><text:span text:style-name="T1">forEachEntity(self, fonction)</text:span></text:p>
      <text:p text:style-name="P12"/>
      <text:p text:style-name="P5">upgStruct(self, builders, what) #USE pay</text:p>
      <text:p text:style-name="P5">newStruct(self, builders, building) #USE pay</text:p>
      <text:p text:style-name="P1"><text:soft-page-break/></text:p>
      <text:p text:style-name="P5">getLaseStruct(self)</text:p>
      <text:p text:style-name="P11">retourne un pointeur sur l<text:span text:style-name="T3">e dernier battirent</text:span> <text:span text:style-name="T3">crée, renvois False si il est détruit</text:span></text:p>
      <text:p text:style-name="P11"/>
      <text:p text:style-name="P1"><text:span text:style-name="T1">getRandomStruct(self, kindOf)</text:span></text:p>
      <text:p text:style-name="P5">getNearestStruct(self, position, kindOf) #TODO</text:p>
      <text:p text:style-name="P1"/>
      <text:p text:style-name="P5">getTeamRandomStruct(self, kindOf, team) #USE isKnown</text:p>
      <text:p text:style-name="P5">getTeamNearestStruct(self, position, kindOf, team) #TODO #SEE #USE isKnown</text:p>
      <text:p text:style-name="P1"/>
      <text:p text:style-name="P5">forEachStruct(self, fonction)</text:p>
      <text:p text:style-name="P2"/>
      <text:p text:style-name="P2"/>
      <text:p text:style-name="P6">setCallback(self, callbacks = function)</text:p>
      <text:p text:style-name="P2"><text:s text:c="4"/>onAttacker</text:p>
      <text:p text:style-name="P2"><text:s text:c="4"/>onReachTag</text:p>
      <text:p text:style-name="P2"><text:s text:c="4"/>onSpawning</text:p>
      <text:p text:style-name="P1"/>
      <text:p text:style-name="P1">Fonction internes (ne pas utiliser)</text:p>
      <text:p text:style-name="P5">pay(self, cost)</text:p>
      <text:p text:style-name="P1"><text:span text:style-name="T1">autorun(self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6S</meta:editing-duration>
    <meta:editing-cycles>9</meta:editing-cycles>
    <meta:generator>LibreOffice/5.0.4.2$Windows_x86 LibreOffice_project/2b9802c1994aa0b7dc6079e128979269cf95bc78</meta:generator>
    <dc:date>2016-03-26T14:20:06.176000000</dc:date>
    <meta:document-statistic meta:table-count="0" meta:image-count="0" meta:object-count="0" meta:page-count="2" meta:paragraph-count="52" meta:word-count="333" meta:character-count="2363" meta:non-whitespace-character-count="2070"/>
    <meta:user-defined meta:name="Info 1"/>
    <meta:user-defined meta:name="Info 2"/>
    <meta:user-defined meta:name="Info 3"/>
    <meta:user-defined meta:name="Info 4"/>
  </office:meta>
</office:document-meta>
</file>